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78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2" office:value-type="string">
            <text:p>Navn</text:p>
          </table:table-cell>
          <table:table-cell table:style-name="ce1" office:value-type="string">
            <text:p>Prioritet</text:p>
          </table:table-cell>
          <table:table-cell table:style-name="ce1" office:value-type="string">
            <text:p>Estimat</text:p>
          </table:table-cell>
        </table:table-row>
        <table:table-row table:style-name="ro2">
          <table:table-cell table:style-name="ce1"/>
          <table:table-cell table:style-name="ce2" office:value-type="string">
            <text:p>ALLE</text:p>
          </table:table-cell>
          <table:table-cell table:style-name="ce1"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string">
            <text:p>Som bruker ønsker jeg å se en kalender.</text:p>
          </table:table-cell>
          <table:table-cell office:value-type="string">
            <text:p>Høyest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table:style-name="ce3" office:value-type="string">
            <text:p>Som bruker ønsker jeg å å få oversikt over arrangementer/obligatoriske oppmøter.</text:p>
          </table:table-cell>
          <table:table-cell office:value-type="string">
            <text:p>Høyest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table:style-name="ce3" office:value-type="string">
            <text:p>Som bruker ønsker jeg å motta påminnelser om arrangementer/obligatoriske oppmøter.</text:p>
          </table:table-cell>
          <table:table-cell office:value-type="string">
            <text:p>Middels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table:style-name="ce3" office:value-type="string">
            <text:p>Som bruker ønsker jeg å motta meldinger med relevant informasjon fra fadderstyret.</text:p>
          </table:table-cell>
          <table:table-cell office:value-type="string">
            <text:p>Høy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table:style-name="ce3" office:value-type="string">
            <text:p>Som bruker ønsker jeg enkel tilgang til registreringsinformasjon.</text:p>
          </table:table-cell>
          <table:table-cell office:value-type="string">
            <text:p>Lav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string">
            <text:p>Som bruker ønsker jeg prisinformasjon</text:p>
          </table:table-cell>
          <table:table-cell office:value-type="string">
            <text:p>Middels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table:style-name="ce3" office:value-type="string">
            <text:p>Som bruker ønsker jeg å kunne dele bilder/meldinger med faddergruppen.</text:p>
          </table:table-cell>
          <table:table-cell office:value-type="string">
            <text:p>Middels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table:style-name="ce3" office:value-type="string">
            <text:p>Som bruker ønsker jeg å kunne sende meldinger til medlemmer av faddergruppen.</text:p>
          </table:table-cell>
          <table:table-cell office:value-type="string">
            <text:p>Middels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table:style-name="ce3" office:value-type="string">
            <text:p>Som bruker ønsker jeg å stille spørsmål til administrative personer ved fakultetet.</text:p>
          </table:table-cell>
          <table:table-cell office:value-type="string">
            <text:p>Lav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table:style-name="ce3" office:value-type="string">
            <text:p>Som bruker ønsker jeg å stille spørsmål til fadderstyret ved fakultetet.</text:p>
          </table:table-cell>
          <table:table-cell office:value-type="string">
            <text:p>Høy</text:p>
          </table:table-cell>
          <table:table-cell/>
        </table:table-row>
        <table:table-row table:style-name="ro4">
          <table:table-cell office:value-type="float" office:value="11">
            <text:p>11</text:p>
          </table:table-cell>
          <table:table-cell table:style-name="ce3" office:value-type="string">
            <text:p>Som bruker ønsker jeg å ha tilgang til kontaktinformasjon til medlemmene i faddergruppen min.</text:p>
          </table:table-cell>
          <table:table-cell office:value-type="string">
            <text:p>Høy</text:p>
          </table:table-cell>
          <table:table-cell/>
        </table:table-row>
        <table:table-row table:style-name="ro6">
          <table:table-cell/>
          <table:table-cell table:style-name="ce3"/>
          <table:table-cell table:number-columns-repeated="2"/>
        </table:table-row>
        <table:table-row table:style-name="ro2">
          <table:table-cell/>
          <table:table-cell table:style-name="ce2" office:value-type="string">
            <text:p>KUN FOR STYRET</text:p>
          </table:table-cell>
          <table:table-cell table:number-columns-repeated="2"/>
        </table:table-row>
        <table:table-row table:style-name="ro3">
          <table:table-cell office:value-type="float" office:value="12">
            <text:p>12</text:p>
          </table:table-cell>
          <table:table-cell table:style-name="ce3" office:value-type="string">
            <text:p>Som styremedlem ønsker jeg å kunne opprette eventer.</text:p>
          </table:table-cell>
          <table:table-cell office:value-type="string">
            <text:p>Høy</text:p>
          </table:table-cell>
          <table:table-cell/>
        </table:table-row>
        <table:table-row table:style-name="ro7">
          <table:table-cell office:value-type="float" office:value="13">
            <text:p>13</text:p>
          </table:table-cell>
          <table:table-cell table:style-name="ce3" office:value-type="string">
            <text:p>Som styremedlem ønsker jeg å kunne registrere faddergrupper med relevant kontaktinfo, oversikt over faddergruppeledere osv.</text:p>
          </table:table-cell>
          <table:table-cell office:value-type="string">
            <text:p>Høy</text:p>
          </table:table-cell>
          <table:table-cell/>
        </table:table-row>
        <table:table-row table:style-name="ro4">
          <table:table-cell office:value-type="float" office:value="14">
            <text:p>14</text:p>
          </table:table-cell>
          <table:table-cell table:style-name="ce3" office:value-type="string">
            <text:p>Som styremedlem ønsker jeg å kunne registrere poengsummer knyttet til hver faddergruppe</text:p>
          </table:table-cell>
          <table:table-cell office:value-type="string">
            <text:p>Høy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table:style-name="ce3" office:value-type="string">
            <text:p>Som styremedlem ønsker jeg å kunne sende ut fellesmeldinger til faddere og fadderbarn.</text:p>
          </table:table-cell>
          <table:table-cell office:value-type="string">
            <text:p>Høy</text:p>
          </table:table-cell>
          <table:table-cell/>
        </table:table-row>
        <table:table-row table:style-name="ro6" table:number-rows-repeated="13">
          <table:table-cell/>
          <table:table-cell table:style-name="ce3"/>
          <table:table-cell table:number-columns-repeated="2"/>
        </table:table-row>
        <table:table-row table:style-name="ro6" table:number-rows-repeated="104854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ne Grov</meta:initial-creator>
    <meta:creation-date>2013-01-14T11:38:45</meta:creation-date>
    <meta:generator>LibreOffice/3.5$Linux_X86_64 LibreOffice_project/350m1$Build-2</meta:generator>
    <dc:date>2013-02-07T10:15:10</dc:date>
    <dc:creator>Johan Rusvik</dc:creator>
    <meta:editing-duration>P0D</meta:editing-duration>
    <meta:editing-cycles>2</meta:editing-cycles>
    <meta:document-statistic meta:table-count="3" meta:cell-count="51" meta:object-count="0"/>
  </office:meta>
</office:document-meta>
</file>